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5.002cm" fo:margin-right="0cm" fo:text-indent="0cm" style:auto-text-indent="false"/>
      <style:text-properties style:font-name="Arial3" fo:language="pt" fo:country="BR" fo:font-weight="bold" officeooo:rsid="002f0809" officeooo:paragraph-rsid="0002a94c" style:font-weight-asian="bold" style:font-weight-complex="bold"/>
    </style:style>
    <style:style style:name="P2" style:family="paragraph" style:parent-style-name="Standard">
      <style:paragraph-properties fo:margin-left="5.002cm" fo:margin-right="0cm" fo:text-indent="0cm" style:auto-text-indent="false"/>
      <style:text-properties style:font-name="Arial3" fo:language="pt" fo:country="BR" fo:font-weight="normal" officeooo:rsid="003082fd" officeooo:paragraph-rsid="0002a94c" style:font-weight-asian="normal" style:font-weight-complex="normal"/>
    </style:style>
    <style:style style:name="P3" style:family="paragraph" style:parent-style-name="Standard">
      <style:paragraph-properties fo:margin-left="5.002cm" fo:margin-right="0cm" fo:text-indent="0cm" style:auto-text-indent="false"/>
      <style:text-properties style:use-window-font-color="true" loext:opacity="0%" style:font-name="Arial3" fo:language="pt" fo:country="BR" fo:font-weight="normal" officeooo:rsid="003082fd" officeooo:paragraph-rsid="0002a94c" fo:background-color="#5983b0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3" fo:font-size="16pt" fo:language="pt" fo:country="BR" fo:font-weight="bold" officeooo:rsid="003082fd" officeooo:paragraph-rsid="0002a94c" style:font-size-asian="16pt" style:font-weight-asian="bold" style:font-size-complex="16pt" style:font-weight-complex="bold"/>
    </style:style>
    <style:style style:name="P5" style:family="paragraph" style:parent-style-name="Citação">
      <style:text-properties officeooo:paragraph-rsid="00040639"/>
    </style:style>
    <style:style style:name="P6" style:family="paragraph" style:parent-style-name="Standard">
      <style:text-properties style:font-name="Arial3" fo:language="pt" fo:country="BR" fo:font-weight="normal" officeooo:rsid="003082fd" officeooo:paragraph-rsid="0002a94c" style:font-weight-asian="normal" style:font-weight-complex="normal"/>
    </style:style>
    <style:style style:name="P7" style:family="paragraph" style:parent-style-name="Standard">
      <style:text-properties style:font-name="Arial3" fo:language="pt" fo:country="BR" fo:font-weight="normal" officeooo:rsid="0034f6be" officeooo:paragraph-rsid="0002a94c" style:font-weight-asian="normal" style:font-weight-complex="normal"/>
    </style:style>
    <style:style style:name="P8" style:family="paragraph" style:parent-style-name="Text_20_body">
      <style:text-properties officeooo:paragraph-rsid="00040639"/>
    </style:style>
    <style:style style:name="P9" style:family="paragraph" style:parent-style-name="Text_20_body">
      <style:paragraph-properties fo:margin-top="0.101cm" fo:margin-bottom="0.101cm" style:contextual-spacing="false"/>
      <style:text-properties officeooo:rsid="00040639" officeooo:paragraph-rsid="00040639"/>
    </style:style>
    <style:style style:name="P10" style:family="paragraph" style:parent-style-name="Text_20_body">
      <style:paragraph-properties fo:margin-top="0.101cm" fo:margin-bottom="0.101cm" style:contextual-spacing="false"/>
      <style:text-properties officeooo:rsid="0004b62d" officeooo:paragraph-rsid="0004b62d"/>
    </style:style>
    <style:style style:name="P11" style:family="paragraph" style:parent-style-name="Citação">
      <style:text-properties style:use-window-font-color="true" loext:opacity="0%" fo:font-weight="normal" officeooo:rsid="003082fd" officeooo:paragraph-rsid="00040639" fo:background-color="#729fcf" style:font-weight-asian="normal" style:font-weight-complex="normal"/>
    </style:style>
    <style:style style:name="P12" style:family="paragraph" style:parent-style-name="Citação">
      <style:text-properties style:use-window-font-color="true" loext:opacity="0%" fo:font-weight="normal" officeooo:rsid="003f9094" officeooo:paragraph-rsid="00040639" style:font-weight-asian="normal" style:font-weight-complex="normal"/>
    </style:style>
    <style:style style:name="P13" style:family="paragraph" style:parent-style-name="Citação">
      <style:text-properties officeooo:paragraph-rsid="00040639"/>
    </style:style>
    <style:style style:name="P14" style:family="paragraph" style:parent-style-name="Citação">
      <style:text-properties officeooo:paragraph-rsid="0004e7f7"/>
    </style:style>
    <style:style style:name="P15" style:family="paragraph" style:parent-style-name="Heading_20_1"/>
    <style:style style:name="P16" style:family="paragraph" style:parent-style-name="Heading_20_1">
      <style:text-properties officeooo:rsid="00040639" officeooo:paragraph-rsid="00040639"/>
    </style:style>
    <style:style style:name="P17" style:family="paragraph" style:parent-style-name="Heading_20_1">
      <style:text-properties officeooo:rsid="0004b62d" officeooo:paragraph-rsid="0004b62d"/>
    </style:style>
    <style:style style:name="P18" style:family="paragraph" style:parent-style-name="Text_20_body" style:list-style-name="L4">
      <style:text-properties officeooo:rsid="0004e7f7" officeooo:paragraph-rsid="0004e7f7"/>
    </style:style>
    <style:style style:name="P19" style:family="paragraph" style:parent-style-name="Text_20_body">
      <style:text-properties officeooo:rsid="0004e7f7" officeooo:paragraph-rsid="0004e7f7"/>
    </style:style>
    <style:style style:name="P20" style:family="paragraph" style:parent-style-name="Text_20_body" style:list-style-name="L1">
      <style:paragraph-properties fo:margin-top="0.101cm" fo:margin-bottom="0.101cm" style:contextual-spacing="false"/>
      <style:text-properties officeooo:rsid="00040639" officeooo:paragraph-rsid="00040639"/>
    </style:style>
    <style:style style:name="P21" style:family="paragraph" style:parent-style-name="Text_20_body" style:list-style-name="L2">
      <style:paragraph-properties fo:margin-top="0.101cm" fo:margin-bottom="0.101cm" style:contextual-spacing="false"/>
      <style:text-properties officeooo:rsid="0004b62d" officeooo:paragraph-rsid="0004b62d"/>
    </style:style>
    <style:style style:name="P22" style:family="paragraph" style:parent-style-name="Text_20_body" style:list-style-name="L3">
      <style:paragraph-properties fo:margin-top="0.101cm" fo:margin-bottom="0.101cm" style:contextual-spacing="false"/>
      <style:text-properties officeooo:rsid="0004b62d" officeooo:paragraph-rsid="0004b62d"/>
    </style:style>
    <style:style style:name="P23" style:family="paragraph" style:parent-style-name="Text_20_body">
      <style:paragraph-properties fo:margin-top="0.101cm" fo:margin-bottom="0.101cm" style:contextual-spacing="false"/>
      <style:text-properties officeooo:rsid="0004b62d" officeooo:paragraph-rsid="0004b62d"/>
    </style:style>
    <style:style style:name="T1" style:family="text">
      <style:text-properties fo:color="#c9211e" loext:opacity="100%" fo:font-weight="normal" officeooo:rsid="003082fd" style:font-weight-asian="normal" style:font-weight-complex="normal"/>
    </style:style>
    <style:style style:name="T2" style:family="text">
      <style:text-properties fo:color="#c9211e" loext:opacity="100%" officeooo:rsid="002e7a9b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normal" officeooo:rsid="003082fd" style:font-weight-asian="normal" style:font-weight-complex="normal"/>
    </style:style>
    <style:style style:name="T5" style:family="text">
      <style:text-properties style:use-window-font-color="true" loext:opacity="0%" fo:font-weight="normal" officeooo:rsid="003f9094" style:font-weight-asian="normal" style:font-weight-complex="normal"/>
    </style:style>
    <style:style style:name="T6" style:family="text">
      <style:text-properties style:use-window-font-color="true" loext:opacity="0%" fo:font-weight="normal" officeooo:rsid="0004e7f7" style:font-weight-asian="normal" style:font-weight-complex="normal"/>
    </style:style>
    <style:style style:name="T7" style:family="text">
      <style:text-properties style:use-window-font-color="true" loext:opacity="0%" fo:font-weight="normal" officeooo:rsid="003082fd" fo:background-color="transparent" loext:char-shading-value="0" style:font-weight-asian="normal" style:font-weight-complex="normal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officeooo:rsid="00313b9c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style="italic" fo:font-weight="normal" officeooo:rsid="003082fd" style:font-style-asian="italic" style:font-weight-asian="normal" style:font-style-complex="italic" style:font-weight-complex="normal"/>
    </style:style>
    <style:style style:name="T11" style:family="text">
      <style:text-properties style:use-window-font-color="true" loext:opacity="0%" fo:font-style="italic" style:font-style-asian="italic" style:font-style-complex="italic"/>
    </style:style>
    <style:style style:name="T12" style:family="text">
      <style:text-properties style:use-window-font-color="true" loext:opacity="0%" fo:font-style="italic" officeooo:rsid="00313b9c" style:font-style-asian="italic" style:font-style-complex="italic"/>
    </style:style>
    <style:style style:name="T13" style:family="text">
      <style:text-properties style:use-window-font-color="true" loext:opacity="0%" fo:font-style="italic" fo:font-weight="bold" officeooo:rsid="00313b9c" style:font-style-asian="italic" style:font-weight-asian="bold" style:font-style-complex="italic" style:font-weight-complex="bold"/>
    </style:style>
    <style:style style:name="T14" style:family="text">
      <style:text-properties style:use-window-font-color="true" loext:opacity="0%" fo:background-color="#ffbf00" loext:char-shading-value="0"/>
    </style:style>
    <style:style style:name="T15" style:family="text">
      <style:text-properties style:use-window-font-color="true" loext:opacity="0%" officeooo:rsid="003082fd" fo:background-color="#ffbf00" loext:char-shading-value="0"/>
    </style:style>
    <style:style style:name="T16" style:family="text">
      <style:text-properties style:use-window-font-color="true" loext:opacity="0%" officeooo:rsid="003f9094" fo:background-color="#ffbf00" loext:char-shading-value="0"/>
    </style:style>
    <style:style style:name="T17" style:family="text">
      <style:text-properties style:use-window-font-color="true" loext:opacity="0%" officeooo:rsid="002f0809" fo:background-color="#ffbf00" loext:char-shading-value="0"/>
    </style:style>
    <style:style style:name="T18" style:family="text">
      <style:text-properties style:use-window-font-color="true" loext:opacity="0%" officeooo:rsid="002e7a9b" fo:background-color="#ffbf00" loext:char-shading-value="0"/>
    </style:style>
    <style:style style:name="T19" style:family="text">
      <style:text-properties style:use-window-font-color="true" loext:opacity="0%" officeooo:rsid="00313b9c"/>
    </style:style>
    <style:style style:name="T20" style:family="text">
      <style:text-properties style:use-window-font-color="true" loext:opacity="0%" officeooo:rsid="002e7a9b"/>
    </style:style>
    <style:style style:name="T21" style:family="text">
      <style:text-properties style:use-window-font-color="true" loext:opacity="0%" fo:font-weight="bold" officeooo:rsid="00313b9c" fo:background-color="#729fcf" loext:char-shading-value="0" style:font-weight-asian="bold" style:font-weight-complex="bold"/>
    </style:style>
    <style:style style:name="T22" style:family="text">
      <style:text-properties style:use-window-font-color="true" loext:opacity="0%" fo:background-color="#729fcf" loext:char-shading-value="0"/>
    </style:style>
    <style:style style:name="T23" style:family="text">
      <style:text-properties style:use-window-font-color="true" loext:opacity="0%" officeooo:rsid="00313b9c" fo:background-color="#729fcf" loext:char-shading-value="0"/>
    </style:style>
    <style:style style:name="T24" style:family="text">
      <style:text-properties fo:color="#ff0000" loext:opacity="100%" fo:font-style="italic" style:font-style-asian="italic" style:font-style-complex="italic"/>
    </style:style>
    <style:style style:name="T25" style:family="text">
      <style:text-properties fo:color="#ff0000" loext:opacity="100%" fo:font-style="italic" officeooo:rsid="00313b9c" style:font-style-asian="italic" style:font-style-complex="italic"/>
    </style:style>
    <style:style style:name="T26" style:family="text">
      <style:text-properties fo:color="#ff0000" loext:opacity="100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ff0000" loext:opacity="100%" officeooo:rsid="003f9094"/>
    </style:style>
    <style:style style:name="T28" style:family="text">
      <style:text-properties fo:color="#ff0000" loext:opacity="100%" fo:font-weight="normal" officeooo:rsid="003f9094" style:font-weight-asian="normal" style:font-weight-complex="normal"/>
    </style:style>
    <style:style style:name="T29" style:family="text">
      <style:text-properties fo:color="#00a933" loext:opacity="100%" fo:font-style="italic" style:font-style-asian="italic" style:font-style-complex="italic"/>
    </style:style>
    <style:style style:name="T30" style:family="text">
      <style:text-properties fo:color="#00a933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a933" loext:opacity="100%" officeooo:rsid="003f9094"/>
    </style:style>
    <style:style style:name="T32" style:family="text">
      <style:text-properties fo:color="#00a933" loext:opacity="100%" fo:font-weight="normal" officeooo:rsid="003f9094" style:font-weight-asian="normal" style:font-weight-complex="normal"/>
    </style:style>
    <style:style style:name="T33" style:family="text">
      <style:text-properties officeooo:rsid="00336c4e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082fd" style:font-weight-asian="normal" style:font-weight-complex="normal"/>
    </style:style>
    <style:style style:name="T36" style:family="text">
      <style:text-properties officeooo:rsid="003082fd"/>
    </style:style>
    <style:style style:name="T37" style:family="text">
      <style:text-properties officeooo:rsid="00313b9c"/>
    </style:style>
    <style:style style:name="T38" style:family="text">
      <style:text-properties fo:color="#2a6099" loext:opacity="100%" fo:font-style="italic" officeooo:rsid="00313b9c" style:font-style-asian="italic" style:font-style-complex="italic"/>
    </style:style>
    <style:style style:name="T39" style:family="text">
      <style:text-properties fo:background-color="#ffbf00" loext:char-shading-value="0"/>
    </style:style>
    <style:style style:name="T40" style:family="text">
      <style:text-properties officeooo:rsid="003e2043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55308d" loext:opacity="100%" fo:font-style="italic" style:font-style-asian="italic" style:font-style-complex="italic"/>
    </style:style>
    <style:style style:name="T43" style:family="text">
      <style:text-properties officeooo:rsid="00040639" fo:background-color="transparent" loext:char-shading-value="0"/>
    </style:style>
    <style:style style:name="T44" style:family="text">
      <style:text-properties fo:font-weight="bold" officeooo:rsid="003082fd" style:font-weight-asian="bold" style:font-weight-complex="bold"/>
    </style:style>
    <style:style style:name="T45" style:family="text">
      <style:text-properties fo:background-color="#729fcf" loext:char-shading-value="0"/>
    </style:style>
    <style:style style:name="T46" style:family="text">
      <style:text-properties officeooo:rsid="00313b9c" fo:background-color="#729fcf" loext:char-shading-value="0"/>
    </style:style>
    <style:style style:name="T47" style:family="text">
      <style:text-properties officeooo:rsid="0004b62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CESSÃO EM AMOR – <text:span text:style-name="T33">RASCUNHO</text:span></text:p>
      <text:p text:style-name="P7"/>
      <text:p text:style-name="P7"/>
      <text:list xml:id="list1697106120" text:style-name="Outline">
        <text:list-item>
          <text:h text:style-name="Heading_20_1" text:outline-level="1"><text:span text:style-name="T22">Moisés intercede pelo povo</text:span><text:span text:style-name="T3"> – </text:span><text:span text:style-name="T15">Êxodo 32:11 (NAA)</text:span></text:h>
        </text:list-item>
      </text:list>
      <text:p text:style-name="Citação"><text:span text:style-name="T1"><text:tab/></text:span><text:span text:style-name="T35">“Porém Moisés </text:span><text:span text:style-name="T44">suplicou</text:span><text:span text:style-name="T36"> </text:span><text:span text:style-name="T35">ao Senhor, seu Deus, dizendo:<text:line-break/>– Ó Senhor, por que se acende a tua ira contra o teu povo, que tiraste da terra do Egito com grande poder e forte mão?”</text:span></text:p>
      <text:p text:style-name="P6"/>
      <text:list xml:id="list64718085376272" text:continue-numbering="true" text:style-name="Outline">
        <text:list-item>
          <text:h text:style-name="Heading_20_1" text:outline-level="1"><text:span text:style-name="T21">Moisés manda matar os idólatra</text:span><text:span text:style-name="T23">s</text:span><text:span text:style-name="T19"> – </text:span><text:span text:style-name="T14">Êxodo 32:25 </text:span><text:span text:style-name="T15">(NAA)</text:span></text:h>
        </text:list-item>
      </text:list>
      <text:p text:style-name="P5"><text:span text:style-name="T7"><text:tab/></text:span><text:span text:style-name="T4">“</text:span><text:span text:style-name="T9">Quando Moisés viu que </text:span><text:span text:style-name="T13">o povo estava sem controle</text:span><text:span text:style-name="T9">, pois Arão o tinha deixado à solta para vergonha no meio dos seus inimigos, […]</text:span><text:span text:style-name="T4">”</text:span></text:p>
      <text:p text:style-name="P3"/>
      <text:list xml:id="list64718368140838" text:continue-numbering="true" text:style-name="Outline">
        <text:list-item>
          <text:h text:style-name="Heading_20_1" text:outline-level="1"><text:span text:style-name="T46">Moisés intercede pelo povo</text:span><text:span text:style-name="T37"> – </text:span><text:span text:style-name="T14">Êxodo 32:30 </text:span><text:span text:style-name="T16">e 32:32</text:span><text:span text:style-name="T14"> </text:span><text:span text:style-name="T15">(NAA)</text:span></text:h>
        </text:list-item>
      </text:list>
      <text:p text:style-name="Citação"><text:span text:style-name="T4"><text:tab/>“</text:span><text:span text:style-name="T9">No dia seguinte, Moisés disse ao povo:<text:line-break/>– </text:span><text:span text:style-name="T12">Vocês cometeram um grande pecado</text:span><text:span text:style-name="T9">. </text:span><text:span text:style-name="T38">Agora, porém</text:span><text:span text:style-name="T9">, subirei ao Senhor; </text:span><text:span text:style-name="T25">Talvez</text:span><text:span text:style-name="T12"> eu possa fazer propiciação</text:span><text:span text:style-name="T9"> pelo pecado de vocês.</text:span><text:span text:style-name="T4">”</text:span></text:p>
      <text:p text:style-name="Citação"><text:span text:style-name="T4"><text:tab/>“</text:span><text:span text:style-name="T5">Agora, pois, </text:span><text:span text:style-name="T31">perdoa-lhes</text:span><text:span text:style-name="T5"> o pecado; </text:span><text:span text:style-name="T27">ou</text:span><text:span text:style-name="T5">, se não, </text:span><text:span text:style-name="T31">peço-te</text:span><text:span text:style-name="T5"> que </text:span><text:span text:style-name="T27">me risques do livro</text:span><text:span text:style-name="T5"> que escreveste.”</text:span></text:p>
      <text:p text:style-name="P2"/>
      <text:list xml:id="list64718943969137" text:continue-numbering="true" text:style-name="Outline">
        <text:list-item>
          <text:h text:style-name="Heading_20_1" text:outline-level="1"><text:span text:style-name="T45">Deus faz nova aliança com o povo</text:span> – <text:span text:style-name="T39">Deuteronômio 29:4</text:span></text:h>
        </text:list-item>
      </text:list>
      <text:p text:style-name="Citação"><text:tab/><text:span text:style-name="T34">“Mas </text:span>até o dia de hoje<text:span text:style-name="T34"> o Senhor </text:span><text:span text:style-name="T40">NÃO</text:span><text:span text:style-name="T34"> deu a vocês um </text:span><text:span text:style-name="T41">coração</text:span><text:span text:style-name="T34"> para </text:span><text:span text:style-name="T41">entender</text:span><text:span text:style-name="T34">, nem </text:span><text:span text:style-name="T41">olhos</text:span><text:span text:style-name="T34"> para </text:span><text:span text:style-name="T41">ver</text:span><text:span text:style-name="T34">, nem </text:span><text:span text:style-name="T41">ouvidos</text:span><text:span text:style-name="T34"> para </text:span><text:span text:style-name="T41">ouvir</text:span><text:span text:style-name="T34">.</text:span></text:p>
      <text:p text:style-name="P2"/>
      <text:list xml:id="list64718393956404" text:continue-numbering="true" text:style-name="Outline">
        <text:list-item>
          <text:h text:style-name="Heading_20_1" text:outline-level="1"><text:span text:style-name="T45">Promessa de misericórdia</text:span> – <text:span text:style-name="T17">Deuteronômio 30:6 </text:span><text:span text:style-name="T15">(NAA)</text:span></text:h>
        </text:list-item>
      </text:list>
      <text:p text:style-name="Citação"><text:span text:style-name="T4"><text:tab/>“</text:span><text:span text:style-name="T8">O Senhor, </text:span><text:span text:style-name="T42">seu Deus</text:span><text:span text:style-name="T8">, </text:span><text:span text:style-name="T24">circuncidará</text:span><text:span text:style-name="T26"> </text:span><text:span text:style-name="T24">o</text:span><text:span text:style-name="T26"> </text:span><text:span text:style-name="T24">coração</text:span><text:span text:style-name="T8"> ds seus descendentes, </text:span><text:span text:style-name="T29">para que vocês amem</text:span><text:span text:style-name="T8"> </text:span><text:span text:style-name="T29">o Senhor</text:span><text:span text:style-name="T8">, seu Deus, de todo o coração e de toda a alma, </text:span><text:span text:style-name="T30">para que vocês tenham vida.</text:span><text:span text:style-name="T10">”</text:span></text:p>
      <text:p text:style-name="P1"/>
      <text:list xml:id="list64719540257795" text:continue-numbering="true" text:style-name="Outline">
        <text:list-item>
          <text:h text:style-name="Heading_20_1" text:outline-level="1"><text:span text:style-name="T45">Jônatas intercede por Davi</text:span><text:span text:style-name="T2"> </text:span><text:span text:style-name="T20">–</text:span><text:span text:style-name="T2"> </text:span><text:span text:style-name="T18">1 Samuel 19:1 </text:span><text:span text:style-name="T15">(NAA)</text:span></text:h>
        </text:list-item>
      </text:list>
      <text:p text:style-name="P5"><text:span text:style-name="T1"><text:tab/></text:span><text:span text:style-name="T4">“</text:span><text:span text:style-name="T24">Saul</text:span><text:span text:style-name="T8"> falou a seu filho Jônatas e a todos os servos sobre </text:span><text:span text:style-name="T24">matar Davi</text:span><text:span text:style-name="T8">. </text:span><text:span text:style-name="T29">Mas</text:span><text:span text:style-name="T11"> </text:span><text:span text:style-name="T29">Jônatas</text:span><text:span text:style-name="T8">, filho de Saul, </text:span><text:span text:style-name="T29">era muito afeiçoado a Davi</text:span><text:span text:style-name="T8">.</text:span><text:span text:style-name="T4">”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64718767965876" text:continue-numbering="true" text:style-name="Outline">
        <text:list-item>
          <text:h text:style-name="Heading_20_1" text:outline-level="1"><text:soft-page-break/><text:span text:style-name="T43">TEXTO: </text:span><text:span text:style-name="T46">Moisés intercede pelo povo</text:span><text:span text:style-name="T37"> – </text:span><text:span text:style-name="T14">Êxodo 32:30 </text:span><text:span text:style-name="T16">e 32:32</text:span><text:span text:style-name="T14"> </text:span><text:span text:style-name="T15">(NAA)</text:span></text:h>
        </text:list-item>
      </text:list>
      <text:p text:style-name="P5"><text:span text:style-name="T4"><text:tab/></text:span><text:span text:style-name="T6">32:30 </text:span><text:span text:style-name="T4">“</text:span><text:span text:style-name="T9">No dia seguinte, Moisés disse ao povo:<text:line-break/>– </text:span><text:span text:style-name="T12">Vocês cometeram um grande pecado</text:span><text:span text:style-name="T9">. </text:span><text:span text:style-name="T38">Agora, porém</text:span><text:span text:style-name="T9">, subirei ao Senhor; </text:span><text:span text:style-name="T25">Talvez</text:span><text:span text:style-name="T12"> eu possa fazer propiciação</text:span><text:span text:style-name="T9"> pelo pecado de vocês.</text:span><text:span text:style-name="T4">”</text:span></text:p>
      <text:p text:style-name="P5"><text:span text:style-name="T4"/></text:p>
      <text:p text:style-name="P14"><text:span text:style-name="T4"><text:tab/></text:span><text:span text:style-name="T6">32:31 </text:span><text:span text:style-name="T4">“</text:span><text:span text:style-name="T6">Moisés voltou ao Senhor e disse:</text:span></text:p>
      <text:p text:style-name="P14"><text:span text:style-name="T6">– Ah! O povo cometeu grande pecado, fazendo para si deuses de ouro.</text:span><text:span text:style-name="T4">”</text:span></text:p>
      <text:p text:style-name="P14"><text:span text:style-name="T4"/></text:p>
      <text:p text:style-name="P5"><text:span text:style-name="T4"><text:tab/></text:span><text:span text:style-name="T6">32:32 </text:span><text:span text:style-name="T4">“</text:span><text:span text:style-name="T5">Agora, pois, </text:span><text:span text:style-name="T32">perdoa-lhes</text:span><text:span text:style-name="T5"> o pecado; </text:span><text:span text:style-name="T28">ou</text:span><text:span text:style-name="T5">, se não, </text:span><text:span text:style-name="T32">peço-te</text:span><text:span text:style-name="T5"> que </text:span><text:span text:style-name="T28">me risques do livro</text:span><text:span text:style-name="T5"> que escreveste.”</text:span></text:p>
      <text:p text:style-name="P12"/>
      <text:list xml:id="list64718902126040" text:continue-numbering="true" text:style-name="Outline">
        <text:list-item>
          <text:h text:style-name="P16" text:outline-level="1">Tema: intercessão em amor</text:h>
        </text:list-item>
      </text:list>
      <text:p text:style-name="P8"><text:tab/></text:p>
      <text:list xml:id="list64719870625792" text:continue-numbering="true" text:style-name="Outline">
        <text:list-item>
          <text:h text:style-name="P16" text:outline-level="1">Intercessão através da oração</text:h>
        </text:list-item>
      </text:list>
      <text:list xml:id="list928274873" text:style-name="L1">
        <text:list-item>
          <text:p text:style-name="P20">MOISÉS SE IROU.</text:p>
        </text:list-item>
        <text:list-item>
          <text:p text:style-name="P20">MOISÉS TEVE COMPAIXÃO.</text:p>
        </text:list-item>
        <text:list-item>
          <text:p text:style-name="P20">MOISÉS INTERCEDEU. <text:span text:style-name="T47">(ORANDO)</text:span></text:p>
        </text:list-item>
      </text:list>
      <text:p text:style-name="P9"/>
      <text:list xml:id="list64719593460640" text:continue-list="list64719870625792" text:style-name="Outline">
        <text:list-item>
          <text:h text:style-name="P17" text:outline-level="1">o CORAÇÃO DO POVO ERA DURO</text:h>
        </text:list-item>
      </text:list>
      <text:list xml:id="list2318872531" text:style-name="L2">
        <text:list-item>
          <text:p text:style-name="P21">DEUS FAZ NOVA ALIANÇA COM O POVO</text:p>
        </text:list-item>
        <text:list-item>
          <text:p text:style-name="P21">PROMESSA DA MISERICÓRDIA</text:p>
        </text:list-item>
      </text:list>
      <text:p text:style-name="P10"/>
      <text:list xml:id="list64719194716862" text:continue-list="list64719593460640" text:style-name="Outline">
        <text:list-item>
          <text:h text:style-name="P17" text:outline-level="1">INTERCESSÃO ATRAVÉS DA AÇÃO</text:h>
        </text:list-item>
      </text:list>
      <text:list xml:id="list944037793" text:style-name="L3">
        <text:list-item>
          <text:p text:style-name="P22">JONATAS AMAVA DAVI</text:p>
        </text:list-item>
        <text:list-item>
          <text:p text:style-name="P22">JONATAS AGIU</text:p>
        </text:list-item>
        <text:list-item>
          <text:p text:style-name="P22">JONATAS INTERCEDEU</text:p>
        </text:list-item>
      </text:list>
      <text:p text:style-name="P10"/>
      <text:list xml:id="list64717903073887" text:continue-list="list64719194716862" text:style-name="Outline">
        <text:list-item>
          <text:h text:style-name="Heading_20_1" text:outline-level="1">CONCLUSÃO</text:h>
        </text:list-item>
      </text:list>
      <text:list xml:id="list3763187782" text:style-name="L4">
        <text:list-item>
          <text:p text:style-name="P18">Temos intercedido por nossos irmãos e aqueles que amamos</text:p>
        </text:list-item>
      </text:list>
      <text:p text:style-name="P19"/>
      <text:p text:style-name="P19"><text:s/></text:p>
      <text:p text:style-name="P10"/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1697106120" text:style-name="Outline">
          <text:list-item>
            <text:h text:style-name="Heading_20_1" text:outline-level="1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h>
          </text:list-item>
        </text:list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06:47:17.606000000</dc:date>
    <meta:editing-duration>PT56M6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35" meta:word-count="366" meta:character-count="2118" meta:non-whitespace-character-count="1770"/>
  </office:meta>
</office:document-meta>
</file>